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25"/>
    <style:style style:name="ce3" style:family="table-cell" style:parent-style-name="Default" style:data-style-name="N126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ce3"/>
        <table:table-row table:style-name="ro1">
          <table:table-cell table:style-name="ce1" office:value-type="float" office:value="67" calcext:value-type="float">
            <text:p>67</text:p>
          </table:table-cell>
          <table:table-cell table:formula="of:=[.A1]/(15625/2^16)" office:value-type="float" office:value="281.018368" calcext:value-type="float">
            <text:p>281.018368</text:p>
          </table:table-cell>
          <table:table-cell table:formula="of:=ROUND([.B1])" office:value-type="float" office:value="281" calcext:value-type="float">
            <text:p>281</text:p>
          </table:table-cell>
          <table:table-cell table:formula="of:==[.C1]*(15625/2^16)" office:value-type="float" office:value="66.9956207275391" calcext:value-type="float">
            <text:p>66.996</text:p>
          </table:table-cell>
          <table:table-cell table:formula="of:=[.A1]-[.D1]" office:value-type="float" office:value="0.0043792724609375" calcext:value-type="float">
            <text:p>0.004</text:p>
          </table:table-cell>
          <table:table-cell table:formula="of:=[.E1]/[.A1]" office:value-type="percentage" office:value="0.0000653622755363806" calcext:value-type="percentage">
            <text:p>0.007%</text:p>
          </table:table-cell>
        </table:table-row>
        <table:table-row table:style-name="ro1">
          <table:table-cell table:style-name="ce1" office:value-type="float" office:value="71.9" calcext:value-type="float">
            <text:p>71.9</text:p>
          </table:table-cell>
          <table:table-cell table:formula="of:=[.A2]/(15625/2^16)" office:value-type="float" office:value="301.5704576" calcext:value-type="float">
            <text:p>301.5704576</text:p>
          </table:table-cell>
          <table:table-cell table:formula="of:=ROUND([.B2])" office:value-type="float" office:value="302" calcext:value-type="float">
            <text:p>302</text:p>
          </table:table-cell>
          <table:table-cell table:formula="of:==[.C2]*(15625/2^16)" office:value-type="float" office:value="72.0024108886719" calcext:value-type="float">
            <text:p>72.002</text:p>
          </table:table-cell>
          <table:table-cell table:formula="of:=[.A2]-[.D2]" office:value-type="float" office:value="-0.102410888671869" calcext:value-type="float">
            <text:p>-0.102</text:p>
          </table:table-cell>
          <table:table-cell table:formula="of:=[.E2]/[.A2]" office:value-type="percentage" office:value="-0.00142435172005382" calcext:value-type="percentage">
            <text:p>-0.142%</text:p>
          </table:table-cell>
        </table:table-row>
        <table:table-row table:style-name="ro1">
          <table:table-cell table:style-name="ce1" office:value-type="float" office:value="74.4" calcext:value-type="float">
            <text:p>74.4</text:p>
          </table:table-cell>
          <table:table-cell table:formula="of:=[.A3]/(15625/2^16)" office:value-type="float" office:value="312.0562176" calcext:value-type="float">
            <text:p>312.0562176</text:p>
          </table:table-cell>
          <table:table-cell table:formula="of:=ROUND([.B3])" office:value-type="float" office:value="312" calcext:value-type="float">
            <text:p>312</text:p>
          </table:table-cell>
          <table:table-cell table:formula="of:==[.C3]*(15625/2^16)" office:value-type="float" office:value="74.3865966796875" calcext:value-type="float">
            <text:p>74.387</text:p>
          </table:table-cell>
          <table:table-cell table:formula="of:=[.A3]-[.D3]" office:value-type="float" office:value="0.0134033203125057" calcext:value-type="float">
            <text:p>0.013</text:p>
          </table:table-cell>
          <table:table-cell table:formula="of:=[.E3]/[.A3]" office:value-type="percentage" office:value="0.00018015215473798" calcext:value-type="percentage">
            <text:p>0.018%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formula="of:=[.A4]/(15625/2^16)" office:value-type="float" office:value="322.961408" calcext:value-type="float">
            <text:p>322.961408</text:p>
          </table:table-cell>
          <table:table-cell table:formula="of:=ROUND([.B4])" office:value-type="float" office:value="323" calcext:value-type="float">
            <text:p>323</text:p>
          </table:table-cell>
          <table:table-cell table:formula="of:==[.C4]*(15625/2^16)" office:value-type="float" office:value="77.0092010498047" calcext:value-type="float">
            <text:p>77.009</text:p>
          </table:table-cell>
          <table:table-cell table:formula="of:=[.A4]-[.D4]" office:value-type="float" office:value="-0.0092010498046875" calcext:value-type="float">
            <text:p>-0.009</text:p>
          </table:table-cell>
          <table:table-cell table:formula="of:=[.E4]/[.A4]" office:value-type="percentage" office:value="-0.00011949415330763" calcext:value-type="percentage">
            <text:p>-0.012%</text:p>
          </table:table-cell>
        </table:table-row>
        <table:table-row table:style-name="ro1">
          <table:table-cell table:style-name="ce1" office:value-type="float" office:value="79.7" calcext:value-type="float">
            <text:p>79.7</text:p>
          </table:table-cell>
          <table:table-cell table:formula="of:=[.A5]/(15625/2^16)" office:value-type="float" office:value="334.2860288" calcext:value-type="float">
            <text:p>334.2860288</text:p>
          </table:table-cell>
          <table:table-cell table:formula="of:=ROUND([.B5])" office:value-type="float" office:value="334" calcext:value-type="float">
            <text:p>334</text:p>
          </table:table-cell>
          <table:table-cell table:formula="of:==[.C5]*(15625/2^16)" office:value-type="float" office:value="79.6318054199219" calcext:value-type="float">
            <text:p>79.632</text:p>
          </table:table-cell>
          <table:table-cell table:formula="of:=[.A5]-[.D5]" office:value-type="float" office:value="0.0681945800781278" calcext:value-type="float">
            <text:p>0.068</text:p>
          </table:table-cell>
          <table:table-cell table:formula="of:=[.E5]/[.A5]" office:value-type="percentage" office:value="0.000855640904367978" calcext:value-type="percentage">
            <text:p>0.086%</text:p>
          </table:table-cell>
        </table:table-row>
        <table:table-row table:style-name="ro1">
          <table:table-cell table:style-name="ce1" office:value-type="float" office:value="82.5" calcext:value-type="float">
            <text:p>82.5</text:p>
          </table:table-cell>
          <table:table-cell table:formula="of:=[.A6]/(15625/2^16)" office:value-type="float" office:value="346.03008" calcext:value-type="float">
            <text:p>346.03008</text:p>
          </table:table-cell>
          <table:table-cell table:formula="of:=ROUND([.B6])" office:value-type="float" office:value="346" calcext:value-type="float">
            <text:p>346</text:p>
          </table:table-cell>
          <table:table-cell table:formula="of:==[.C6]*(15625/2^16)" office:value-type="float" office:value="82.4928283691406" calcext:value-type="float">
            <text:p>82.493</text:p>
          </table:table-cell>
          <table:table-cell table:formula="of:=[.A6]-[.D6]" office:value-type="float" office:value="0.007171630859375" calcext:value-type="float">
            <text:p>0.007</text:p>
          </table:table-cell>
          <table:table-cell table:formula="of:=[.E6]/[.A6]" office:value-type="percentage" office:value="0.0000869288589015152" calcext:value-type="percentage">
            <text:p>0.009%</text:p>
          </table:table-cell>
        </table:table-row>
        <table:table-row table:style-name="ro1">
          <table:table-cell table:style-name="ce1" office:value-type="float" office:value="85.4" calcext:value-type="float">
            <text:p>85.4</text:p>
          </table:table-cell>
          <table:table-cell table:formula="of:=[.A7]/(15625/2^16)" office:value-type="float" office:value="358.1935616" calcext:value-type="float">
            <text:p>358.1935616</text:p>
          </table:table-cell>
          <table:table-cell table:formula="of:=ROUND([.B7])" office:value-type="float" office:value="358" calcext:value-type="float">
            <text:p>358</text:p>
          </table:table-cell>
          <table:table-cell table:formula="of:==[.C7]*(15625/2^16)" office:value-type="float" office:value="85.3538513183594" calcext:value-type="float">
            <text:p>85.354</text:p>
          </table:table-cell>
          <table:table-cell table:formula="of:=[.A7]-[.D7]" office:value-type="float" office:value="0.0461486816406307" calcext:value-type="float">
            <text:p>0.046</text:p>
          </table:table-cell>
          <table:table-cell table:formula="of:=[.E7]/[.A7]" office:value-type="percentage" office:value="0.000540382689000359" calcext:value-type="percentage">
            <text:p>0.054%</text:p>
          </table:table-cell>
        </table:table-row>
        <table:table-row table:style-name="ro1">
          <table:table-cell table:style-name="ce1" office:value-type="float" office:value="88.5" calcext:value-type="float">
            <text:p>88.5</text:p>
          </table:table-cell>
          <table:table-cell table:formula="of:=[.A8]/(15625/2^16)" office:value-type="float" office:value="371.195904" calcext:value-type="float">
            <text:p>371.195904</text:p>
          </table:table-cell>
          <table:table-cell table:formula="of:=ROUND([.B8])" office:value-type="float" office:value="371" calcext:value-type="float">
            <text:p>371</text:p>
          </table:table-cell>
          <table:table-cell table:formula="of:==[.C8]*(15625/2^16)" office:value-type="float" office:value="88.4532928466797" calcext:value-type="float">
            <text:p>88.453</text:p>
          </table:table-cell>
          <table:table-cell table:formula="of:=[.A8]-[.D8]" office:value-type="float" office:value="0.0467071533203125" calcext:value-type="float">
            <text:p>0.047</text:p>
          </table:table-cell>
          <table:table-cell table:formula="of:=[.E8]/[.A8]" office:value-type="percentage" office:value="0.000527764444297316" calcext:value-type="percentage">
            <text:p>0.053%</text:p>
          </table:table-cell>
        </table:table-row>
        <table:table-row table:style-name="ro1">
          <table:table-cell table:style-name="ce1" office:value-type="float" office:value="91.5" calcext:value-type="float">
            <text:p>91.5</text:p>
          </table:table-cell>
          <table:table-cell table:formula="of:=[.A9]/(15625/2^16)" office:value-type="float" office:value="383.778816" calcext:value-type="float">
            <text:p>383.778816</text:p>
          </table:table-cell>
          <table:table-cell table:formula="of:=ROUND([.B9])" office:value-type="float" office:value="384" calcext:value-type="float">
            <text:p>384</text:p>
          </table:table-cell>
          <table:table-cell table:formula="of:==[.C9]*(15625/2^16)" office:value-type="float" office:value="91.552734375" calcext:value-type="float">
            <text:p>91.553</text:p>
          </table:table-cell>
          <table:table-cell table:formula="of:=[.A9]-[.D9]" office:value-type="float" office:value="-0.052734375" calcext:value-type="float">
            <text:p>-0.053</text:p>
          </table:table-cell>
          <table:table-cell table:formula="of:=[.E9]/[.A9]" office:value-type="percentage" office:value="-0.000576331967213115" calcext:value-type="percentage">
            <text:p>-0.058%</text:p>
          </table:table-cell>
        </table:table-row>
        <table:table-row table:style-name="ro1">
          <table:table-cell table:style-name="ce1" office:value-type="float" office:value="94.8" calcext:value-type="float">
            <text:p>94.8</text:p>
          </table:table-cell>
          <table:table-cell table:formula="of:=[.A10]/(15625/2^16)" office:value-type="float" office:value="397.6200192" calcext:value-type="float">
            <text:p>397.6200192</text:p>
          </table:table-cell>
          <table:table-cell table:formula="of:=ROUND([.B10])" office:value-type="float" office:value="398" calcext:value-type="float">
            <text:p>398</text:p>
          </table:table-cell>
          <table:table-cell table:formula="of:==[.C10]*(15625/2^16)" office:value-type="float" office:value="94.8905944824219" calcext:value-type="float">
            <text:p>94.891</text:p>
          </table:table-cell>
          <table:table-cell table:formula="of:=[.A10]-[.D10]" office:value-type="float" office:value="-0.0905944824218778" calcext:value-type="float">
            <text:p>-0.091</text:p>
          </table:table-cell>
          <table:table-cell table:formula="of:=[.E10]/[.A10]" office:value-type="percentage" office:value="-0.000955638000230779" calcext:value-type="percentage">
            <text:p>-0.096%</text:p>
          </table:table-cell>
        </table:table-row>
        <table:table-row table:style-name="ro1">
          <table:table-cell table:style-name="ce1" office:value-type="float" office:value="97.4" calcext:value-type="float">
            <text:p>97.4</text:p>
          </table:table-cell>
          <table:table-cell table:formula="of:=[.A11]/(15625/2^16)" office:value-type="float" office:value="408.5252096" calcext:value-type="float">
            <text:p>408.5252096</text:p>
          </table:table-cell>
          <table:table-cell table:formula="of:=ROUND([.B11])" office:value-type="float" office:value="409" calcext:value-type="float">
            <text:p>409</text:p>
          </table:table-cell>
          <table:table-cell table:formula="of:==[.C11]*(15625/2^16)" office:value-type="float" office:value="97.5131988525391" calcext:value-type="float">
            <text:p>97.513</text:p>
          </table:table-cell>
          <table:table-cell table:formula="of:=[.A11]-[.D11]" office:value-type="float" office:value="-0.113198852539057" calcext:value-type="float">
            <text:p>-0.113</text:p>
          </table:table-cell>
          <table:table-cell table:formula="of:=[.E11]/[.A11]" office:value-type="percentage" office:value="-0.0011622058782244" calcext:value-type="percentage">
            <text:p>-0.116%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formula="of:=[.A12]/(15625/2^16)" office:value-type="float" office:value="419.4304" calcext:value-type="float">
            <text:p>419.4304</text:p>
          </table:table-cell>
          <table:table-cell table:formula="of:=ROUND([.B12])" office:value-type="float" office:value="419" calcext:value-type="float">
            <text:p>419</text:p>
          </table:table-cell>
          <table:table-cell table:formula="of:==[.C12]*(15625/2^16)" office:value-type="float" office:value="99.8973846435547" calcext:value-type="float">
            <text:p>99.897</text:p>
          </table:table-cell>
          <table:table-cell table:formula="of:=[.A12]-[.D12]" office:value-type="float" office:value="0.102615356445313" calcext:value-type="float">
            <text:p>0.103</text:p>
          </table:table-cell>
          <table:table-cell table:formula="of:=[.E12]/[.A12]" office:value-type="percentage" office:value="0.00102615356445313" calcext:value-type="percentage">
            <text:p>0.103%</text:p>
          </table:table-cell>
        </table:table-row>
        <table:table-row table:style-name="ro1">
          <table:table-cell table:style-name="ce1" office:value-type="float" office:value="103.5" calcext:value-type="float">
            <text:p>103.5</text:p>
          </table:table-cell>
          <table:table-cell table:formula="of:=[.A13]/(15625/2^16)" office:value-type="float" office:value="434.110464" calcext:value-type="float">
            <text:p>434.110464</text:p>
          </table:table-cell>
          <table:table-cell table:formula="of:=ROUND([.B13])" office:value-type="float" office:value="434" calcext:value-type="float">
            <text:p>434</text:p>
          </table:table-cell>
          <table:table-cell table:formula="of:==[.C13]*(15625/2^16)" office:value-type="float" office:value="103.473663330078" calcext:value-type="float">
            <text:p>103.474</text:p>
          </table:table-cell>
          <table:table-cell table:formula="of:=[.A13]-[.D13]" office:value-type="float" office:value="0.026336669921875" calcext:value-type="float">
            <text:p>0.026</text:p>
          </table:table-cell>
          <table:table-cell table:formula="of:=[.E13]/[.A13]" office:value-type="percentage" office:value="0.000254460578955314" calcext:value-type="percentage">
            <text:p>0.025%</text:p>
          </table:table-cell>
        </table:table-row>
        <table:table-row table:style-name="ro1">
          <table:table-cell table:style-name="ce1" office:value-type="float" office:value="107.2" calcext:value-type="float">
            <text:p>107.2</text:p>
          </table:table-cell>
          <table:table-cell table:formula="of:=[.A14]/(15625/2^16)" office:value-type="float" office:value="449.6293888" calcext:value-type="float">
            <text:p>449.6293888</text:p>
          </table:table-cell>
          <table:table-cell table:formula="of:=ROUND([.B14])" office:value-type="float" office:value="450" calcext:value-type="float">
            <text:p>450</text:p>
          </table:table-cell>
          <table:table-cell table:formula="of:==[.C14]*(15625/2^16)" office:value-type="float" office:value="107.288360595703" calcext:value-type="float">
            <text:p>107.288</text:p>
          </table:table-cell>
          <table:table-cell table:formula="of:=[.A14]-[.D14]" office:value-type="float" office:value="-0.0883605957031222" calcext:value-type="float">
            <text:p>-0.088</text:p>
          </table:table-cell>
          <table:table-cell table:formula="of:=[.E14]/[.A14]" office:value-type="percentage" office:value="-0.000824259288275393" calcext:value-type="percentage">
            <text:p>-0.082%</text:p>
          </table:table-cell>
        </table:table-row>
        <table:table-row table:style-name="ro1">
          <table:table-cell table:style-name="ce1" office:value-type="float" office:value="110.9" calcext:value-type="float">
            <text:p>110.9</text:p>
          </table:table-cell>
          <table:table-cell table:formula="of:=[.A15]/(15625/2^16)" office:value-type="float" office:value="465.1483136" calcext:value-type="float">
            <text:p>465.1483136</text:p>
          </table:table-cell>
          <table:table-cell table:formula="of:=ROUND([.B15])" office:value-type="float" office:value="465" calcext:value-type="float">
            <text:p>465</text:p>
          </table:table-cell>
          <table:table-cell table:formula="of:==[.C15]*(15625/2^16)" office:value-type="float" office:value="110.864639282227" calcext:value-type="float">
            <text:p>110.865</text:p>
          </table:table-cell>
          <table:table-cell table:formula="of:=[.A15]-[.D15]" office:value-type="float" office:value="0.0353607177734432" calcext:value-type="float">
            <text:p>0.035</text:p>
          </table:table-cell>
          <table:table-cell table:formula="of:=[.E15]/[.A15]" office:value-type="percentage" office:value="0.000318852279291643" calcext:value-type="percentage">
            <text:p>0.032%</text:p>
          </table:table-cell>
        </table:table-row>
        <table:table-row table:style-name="ro1">
          <table:table-cell table:style-name="ce1" office:value-type="float" office:value="114.8" calcext:value-type="float">
            <text:p>114.8</text:p>
          </table:table-cell>
          <table:table-cell table:formula="of:=[.A16]/(15625/2^16)" office:value-type="float" office:value="481.5060992" calcext:value-type="float">
            <text:p>481.5060992</text:p>
          </table:table-cell>
          <table:table-cell table:formula="of:=ROUND([.B16])" office:value-type="float" office:value="482" calcext:value-type="float">
            <text:p>482</text:p>
          </table:table-cell>
          <table:table-cell table:formula="of:==[.C16]*(15625/2^16)" office:value-type="float" office:value="114.917755126953" calcext:value-type="float">
            <text:p>114.918</text:p>
          </table:table-cell>
          <table:table-cell table:formula="of:=[.A16]-[.D16]" office:value-type="float" office:value="-0.117755126953128" calcext:value-type="float">
            <text:p>-0.118</text:p>
          </table:table-cell>
          <table:table-cell table:formula="of:=[.E16]/[.A16]" office:value-type="percentage" office:value="-0.00102574152398195" calcext:value-type="percentage">
            <text:p>-0.103%</text:p>
          </table:table-cell>
        </table:table-row>
        <table:table-row table:style-name="ro1">
          <table:table-cell table:style-name="ce1" office:value-type="float" office:value="118.8" calcext:value-type="float">
            <text:p>118.8</text:p>
          </table:table-cell>
          <table:table-cell table:formula="of:=[.A17]/(15625/2^16)" office:value-type="float" office:value="498.2833152" calcext:value-type="float">
            <text:p>498.2833152</text:p>
          </table:table-cell>
          <table:table-cell table:formula="of:=ROUND([.B17])" office:value-type="float" office:value="498" calcext:value-type="float">
            <text:p>498</text:p>
          </table:table-cell>
          <table:table-cell table:formula="of:==[.C17]*(15625/2^16)" office:value-type="float" office:value="118.732452392578" calcext:value-type="float">
            <text:p>118.732</text:p>
          </table:table-cell>
          <table:table-cell table:formula="of:=[.A17]-[.D17]" office:value-type="float" office:value="0.0675476074218722" calcext:value-type="float">
            <text:p>0.068</text:p>
          </table:table-cell>
          <table:table-cell table:formula="of:=[.E17]/[.A17]" office:value-type="percentage" office:value="0.000568582554056163" calcext:value-type="percentage">
            <text:p>0.057%</text:p>
          </table:table-cell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formula="of:=[.A18]/(15625/2^16)" office:value-type="float" office:value="515.899392" calcext:value-type="float">
            <text:p>515.899392</text:p>
          </table:table-cell>
          <table:table-cell table:formula="of:=ROUND([.B18])" office:value-type="float" office:value="516" calcext:value-type="float">
            <text:p>516</text:p>
          </table:table-cell>
          <table:table-cell table:formula="of:==[.C18]*(15625/2^16)" office:value-type="float" office:value="123.023986816406" calcext:value-type="float">
            <text:p>123.024</text:p>
          </table:table-cell>
          <table:table-cell table:formula="of:=[.A18]-[.D18]" office:value-type="float" office:value="-0.02398681640625" calcext:value-type="float">
            <text:p>-0.024</text:p>
          </table:table-cell>
          <table:table-cell table:formula="of:=[.E18]/[.A18]" office:value-type="percentage" office:value="-0.000195014767530488" calcext:value-type="percentage">
            <text:p>-0.020%</text:p>
          </table:table-cell>
        </table:table-row>
        <table:table-row table:style-name="ro1">
          <table:table-cell table:style-name="ce1" office:value-type="float" office:value="127.3" calcext:value-type="float">
            <text:p>127.3</text:p>
          </table:table-cell>
          <table:table-cell table:formula="of:=[.A19]/(15625/2^16)" office:value-type="float" office:value="533.9348992" calcext:value-type="float">
            <text:p>533.9348992</text:p>
          </table:table-cell>
          <table:table-cell table:formula="of:=ROUND([.B19])" office:value-type="float" office:value="534" calcext:value-type="float">
            <text:p>534</text:p>
          </table:table-cell>
          <table:table-cell table:formula="of:==[.C19]*(15625/2^16)" office:value-type="float" office:value="127.315521240234" calcext:value-type="float">
            <text:p>127.316</text:p>
          </table:table-cell>
          <table:table-cell table:formula="of:=[.A19]-[.D19]" office:value-type="float" office:value="-0.0155212402343778" calcext:value-type="float">
            <text:p>-0.016</text:p>
          </table:table-cell>
          <table:table-cell table:formula="of:=[.E19]/[.A19]" office:value-type="percentage" office:value="-0.00012192647473981" calcext:value-type="percentage">
            <text:p>-0.012%</text:p>
          </table:table-cell>
        </table:table-row>
        <table:table-row table:style-name="ro1">
          <table:table-cell table:style-name="ce1" office:value-type="float" office:value="131.8" calcext:value-type="float">
            <text:p>131.8</text:p>
          </table:table-cell>
          <table:table-cell table:formula="of:=[.A20]/(15625/2^16)" office:value-type="float" office:value="552.8092672" calcext:value-type="float">
            <text:p>552.8092672</text:p>
          </table:table-cell>
          <table:table-cell table:formula="of:=ROUND([.B20])" office:value-type="float" office:value="553" calcext:value-type="float">
            <text:p>553</text:p>
          </table:table-cell>
          <table:table-cell table:formula="of:==[.C20]*(15625/2^16)" office:value-type="float" office:value="131.845474243164" calcext:value-type="float">
            <text:p>131.845</text:p>
          </table:table-cell>
          <table:table-cell table:formula="of:=[.A20]-[.D20]" office:value-type="float" office:value="-0.0454742431640511" calcext:value-type="float">
            <text:p>-0.045</text:p>
          </table:table-cell>
          <table:table-cell table:formula="of:=[.E20]/[.A20]" office:value-type="percentage" office:value="-0.00034502460670752" calcext:value-type="percentage">
            <text:p>-0.035%</text:p>
          </table:table-cell>
        </table:table-row>
        <table:table-row table:style-name="ro1">
          <table:table-cell table:style-name="ce1" office:value-type="float" office:value="136.5" calcext:value-type="float">
            <text:p>136.5</text:p>
          </table:table-cell>
          <table:table-cell table:formula="of:=[.A21]/(15625/2^16)" office:value-type="float" office:value="572.522496" calcext:value-type="float">
            <text:p>572.522496</text:p>
          </table:table-cell>
          <table:table-cell table:formula="of:=ROUND([.B21])" office:value-type="float" office:value="573" calcext:value-type="float">
            <text:p>573</text:p>
          </table:table-cell>
          <table:table-cell table:formula="of:==[.C21]*(15625/2^16)" office:value-type="float" office:value="136.613845825195" calcext:value-type="float">
            <text:p>136.614</text:p>
          </table:table-cell>
          <table:table-cell table:formula="of:=[.A21]-[.D21]" office:value-type="float" office:value="-0.113845825195313" calcext:value-type="float">
            <text:p>-0.114</text:p>
          </table:table-cell>
          <table:table-cell table:formula="of:=[.E21]/[.A21]" office:value-type="percentage" office:value="-0.000834035349416209" calcext:value-type="percentage">
            <text:p>-0.083%</text:p>
          </table:table-cell>
        </table:table-row>
        <table:table-row table:style-name="ro1">
          <table:table-cell table:style-name="ce1" office:value-type="float" office:value="141.3" calcext:value-type="float">
            <text:p>141.3</text:p>
          </table:table-cell>
          <table:table-cell table:formula="of:=[.A22]/(15625/2^16)" office:value-type="float" office:value="592.6551552" calcext:value-type="float">
            <text:p>592.6551552</text:p>
          </table:table-cell>
          <table:table-cell table:formula="of:=ROUND([.B22])" office:value-type="float" office:value="593" calcext:value-type="float">
            <text:p>593</text:p>
          </table:table-cell>
          <table:table-cell table:formula="of:==[.C22]*(15625/2^16)" office:value-type="float" office:value="141.382217407227" calcext:value-type="float">
            <text:p>141.382</text:p>
          </table:table-cell>
          <table:table-cell table:formula="of:=[.A22]-[.D22]" office:value-type="float" office:value="-0.0822174072265511" calcext:value-type="float">
            <text:p>-0.082</text:p>
          </table:table-cell>
          <table:table-cell table:formula="of:=[.E22]/[.A22]" office:value-type="percentage" office:value="-0.000581864170039286" calcext:value-type="percentage">
            <text:p>-0.058%</text:p>
          </table:table-cell>
        </table:table-row>
        <table:table-row table:style-name="ro1">
          <table:table-cell table:style-name="ce1" office:value-type="float" office:value="146.2" calcext:value-type="float">
            <text:p>146.2</text:p>
          </table:table-cell>
          <table:table-cell table:formula="of:=[.A23]/(15625/2^16)" office:value-type="float" office:value="613.2072448" calcext:value-type="float">
            <text:p>613.2072448</text:p>
          </table:table-cell>
          <table:table-cell table:formula="of:=ROUND([.B23])" office:value-type="float" office:value="613" calcext:value-type="float">
            <text:p>613</text:p>
          </table:table-cell>
          <table:table-cell table:formula="of:==[.C23]*(15625/2^16)" office:value-type="float" office:value="146.150588989258" calcext:value-type="float">
            <text:p>146.151</text:p>
          </table:table-cell>
          <table:table-cell table:formula="of:=[.A23]-[.D23]" office:value-type="float" office:value="0.0494110107421761" calcext:value-type="float">
            <text:p>0.049</text:p>
          </table:table-cell>
          <table:table-cell table:formula="of:=[.E23]/[.A23]" office:value-type="percentage" office:value="0.000337968609727607" calcext:value-type="percentage">
            <text:p>0.034%</text:p>
          </table:table-cell>
        </table:table-row>
        <table:table-row table:style-name="ro1">
          <table:table-cell table:style-name="ce1" office:value-type="float" office:value="151.4" calcext:value-type="float">
            <text:p>151.4</text:p>
          </table:table-cell>
          <table:table-cell table:formula="of:=[.A24]/(15625/2^16)" office:value-type="float" office:value="635.0176256" calcext:value-type="float">
            <text:p>635.0176256</text:p>
          </table:table-cell>
          <table:table-cell table:formula="of:=ROUND([.B24])" office:value-type="float" office:value="635" calcext:value-type="float">
            <text:p>635</text:p>
          </table:table-cell>
          <table:table-cell table:formula="of:==[.C24]*(15625/2^16)" office:value-type="float" office:value="151.395797729492" calcext:value-type="float">
            <text:p>151.396</text:p>
          </table:table-cell>
          <table:table-cell table:formula="of:=[.A24]-[.D24]" office:value-type="float" office:value="0.00420227050781818" calcext:value-type="float">
            <text:p>0.004</text:p>
          </table:table-cell>
          <table:table-cell table:formula="of:=[.E24]/[.A24]" office:value-type="percentage" office:value="0.000027756079972379" calcext:value-type="percentage">
            <text:p>0.003%</text:p>
          </table:table-cell>
        </table:table-row>
        <table:table-row table:style-name="ro1">
          <table:table-cell table:style-name="ce1" office:value-type="float" office:value="156.7" calcext:value-type="float">
            <text:p>156.7</text:p>
          </table:table-cell>
          <table:table-cell table:formula="of:=[.A25]/(15625/2^16)" office:value-type="float" office:value="657.2474368" calcext:value-type="float">
            <text:p>657.2474368</text:p>
          </table:table-cell>
          <table:table-cell table:formula="of:=ROUND([.B25])" office:value-type="float" office:value="657" calcext:value-type="float">
            <text:p>657</text:p>
          </table:table-cell>
          <table:table-cell table:formula="of:==[.C25]*(15625/2^16)" office:value-type="float" office:value="156.641006469727" calcext:value-type="float">
            <text:p>156.641</text:p>
          </table:table-cell>
          <table:table-cell table:formula="of:=[.A25]-[.D25]" office:value-type="float" office:value="0.0589935302734261" calcext:value-type="float">
            <text:p>0.059</text:p>
          </table:table-cell>
          <table:table-cell table:formula="of:=[.E25]/[.A25]" office:value-type="percentage" office:value="0.000376474347628756" calcext:value-type="percentage">
            <text:p>0.038%</text:p>
          </table:table-cell>
        </table:table-row>
        <table:table-row table:style-name="ro1">
          <table:table-cell table:style-name="ce1" office:value-type="float" office:value="162.2" calcext:value-type="float">
            <text:p>162.2</text:p>
          </table:table-cell>
          <table:table-cell table:formula="of:=[.A26]/(15625/2^16)" office:value-type="float" office:value="680.3161088" calcext:value-type="float">
            <text:p>680.3161088</text:p>
          </table:table-cell>
          <table:table-cell table:formula="of:=ROUND([.B26])" office:value-type="float" office:value="680" calcext:value-type="float">
            <text:p>680</text:p>
          </table:table-cell>
          <table:table-cell table:formula="of:==[.C26]*(15625/2^16)" office:value-type="float" office:value="162.124633789063" calcext:value-type="float">
            <text:p>162.125</text:p>
          </table:table-cell>
          <table:table-cell table:formula="of:=[.A26]-[.D26]" office:value-type="float" office:value="0.0753662109374886" calcext:value-type="float">
            <text:p>0.075</text:p>
          </table:table-cell>
          <table:table-cell table:formula="of:=[.E26]/[.A26]" office:value-type="percentage" office:value="0.000464649882475269" calcext:value-type="percentage">
            <text:p>0.046%</text:p>
          </table:table-cell>
        </table:table-row>
        <table:table-row table:style-name="ro1">
          <table:table-cell table:style-name="ce1" office:value-type="float" office:value="167.9" calcext:value-type="float">
            <text:p>167.9</text:p>
          </table:table-cell>
          <table:table-cell table:formula="of:=[.A27]/(15625/2^16)" office:value-type="float" office:value="704.2236416" calcext:value-type="float">
            <text:p>704.2236416</text:p>
          </table:table-cell>
          <table:table-cell table:formula="of:=ROUND([.B27])" office:value-type="float" office:value="704" calcext:value-type="float">
            <text:p>704</text:p>
          </table:table-cell>
          <table:table-cell table:formula="of:==[.C27]*(15625/2^16)" office:value-type="float" office:value="167.8466796875" calcext:value-type="float">
            <text:p>167.847</text:p>
          </table:table-cell>
          <table:table-cell table:formula="of:=[.A27]-[.D27]" office:value-type="float" office:value="0.0533203125000057" calcext:value-type="float">
            <text:p>0.053</text:p>
          </table:table-cell>
          <table:table-cell table:formula="of:=[.E27]/[.A27]" office:value-type="percentage" office:value="0.000317571843359176" calcext:value-type="percentage">
            <text:p>0.032%</text:p>
          </table:table-cell>
        </table:table-row>
        <table:table-row table:style-name="ro1">
          <table:table-cell table:style-name="ce1" office:value-type="float" office:value="173.8" calcext:value-type="float">
            <text:p>173.8</text:p>
          </table:table-cell>
          <table:table-cell table:formula="of:=[.A28]/(15625/2^16)" office:value-type="float" office:value="728.9700352" calcext:value-type="float">
            <text:p>728.9700352</text:p>
          </table:table-cell>
          <table:table-cell table:formula="of:=ROUND([.B28])" office:value-type="float" office:value="729" calcext:value-type="float">
            <text:p>729</text:p>
          </table:table-cell>
          <table:table-cell table:formula="of:==[.C28]*(15625/2^16)" office:value-type="float" office:value="173.807144165039" calcext:value-type="float">
            <text:p>173.807</text:p>
          </table:table-cell>
          <table:table-cell table:formula="of:=[.A28]-[.D28]" office:value-type="float" office:value="-0.00714416503905113" calcext:value-type="float">
            <text:p>-0.007</text:p>
          </table:table-cell>
          <table:table-cell table:formula="of:=[.E28]/[.A28]" office:value-type="percentage" office:value="-0.000041105667658522" calcext:value-type="percentage">
            <text:p>-0.004%</text:p>
          </table:table-cell>
        </table:table-row>
        <table:table-row table:style-name="ro1">
          <table:table-cell table:style-name="ce1" office:value-type="float" office:value="179.9" calcext:value-type="float">
            <text:p>179.9</text:p>
          </table:table-cell>
          <table:table-cell table:formula="of:=[.A29]/(15625/2^16)" office:value-type="float" office:value="754.5552896" calcext:value-type="float">
            <text:p>754.5552896</text:p>
          </table:table-cell>
          <table:table-cell table:formula="of:=ROUND([.B29])" office:value-type="float" office:value="755" calcext:value-type="float">
            <text:p>755</text:p>
          </table:table-cell>
          <table:table-cell table:formula="of:==[.C29]*(15625/2^16)" office:value-type="float" office:value="180.00602722168" calcext:value-type="float">
            <text:p>180.006</text:p>
          </table:table-cell>
          <table:table-cell table:formula="of:=[.A29]-[.D29]" office:value-type="float" office:value="-0.106027221679682" calcext:value-type="float">
            <text:p>-0.106</text:p>
          </table:table-cell>
          <table:table-cell table:formula="of:=[.E29]/[.A29]" office:value-type="percentage" office:value="-0.000589367546857598" calcext:value-type="percentage">
            <text:p>-0.059%</text:p>
          </table:table-cell>
        </table:table-row>
        <table:table-row table:style-name="ro1">
          <table:table-cell table:style-name="ce1" office:value-type="float" office:value="186.2" calcext:value-type="float">
            <text:p>186.2</text:p>
          </table:table-cell>
          <table:table-cell table:formula="of:=[.A30]/(15625/2^16)" office:value-type="float" office:value="780.9794048" calcext:value-type="float">
            <text:p>780.9794048</text:p>
          </table:table-cell>
          <table:table-cell table:formula="of:=ROUND([.B30])" office:value-type="float" office:value="781" calcext:value-type="float">
            <text:p>781</text:p>
          </table:table-cell>
          <table:table-cell table:formula="of:==[.C30]*(15625/2^16)" office:value-type="float" office:value="186.20491027832" calcext:value-type="float">
            <text:p>186.205</text:p>
          </table:table-cell>
          <table:table-cell table:formula="of:=[.A30]-[.D30]" office:value-type="float" office:value="-0.00491027832032387" calcext:value-type="float">
            <text:p>-0.005</text:p>
          </table:table-cell>
          <table:table-cell table:formula="of:=[.E30]/[.A30]" office:value-type="percentage" office:value="-0.0000263709899050691" calcext:value-type="percentage">
            <text:p>-0.003%</text:p>
          </table:table-cell>
        </table:table-row>
        <table:table-row table:style-name="ro1">
          <table:table-cell table:style-name="ce1" office:value-type="float" office:value="192.8" calcext:value-type="float">
            <text:p>192.8</text:p>
          </table:table-cell>
          <table:table-cell table:formula="of:=[.A31]/(15625/2^16)" office:value-type="float" office:value="808.6618112" calcext:value-type="float">
            <text:p>808.6618112</text:p>
          </table:table-cell>
          <table:table-cell table:formula="of:=ROUND([.B31])" office:value-type="float" office:value="809" calcext:value-type="float">
            <text:p>809</text:p>
          </table:table-cell>
          <table:table-cell table:formula="of:==[.C31]*(15625/2^16)" office:value-type="float" office:value="192.880630493164" calcext:value-type="float">
            <text:p>192.881</text:p>
          </table:table-cell>
          <table:table-cell table:formula="of:=[.A31]-[.D31]" office:value-type="float" office:value="-0.0806304931640511" calcext:value-type="float">
            <text:p>-0.081</text:p>
          </table:table-cell>
          <table:table-cell table:formula="of:=[.E31]/[.A31]" office:value-type="percentage" office:value="-0.000418207952095701" calcext:value-type="percentage">
            <text:p>-0.042%</text:p>
          </table:table-cell>
        </table:table-row>
        <table:table-row table:style-name="ro1">
          <table:table-cell table:style-name="ce1" office:value-type="float" office:value="203.5" calcext:value-type="float">
            <text:p>203.5</text:p>
          </table:table-cell>
          <table:table-cell table:formula="of:=[.A32]/(15625/2^16)" office:value-type="float" office:value="853.540864" calcext:value-type="float">
            <text:p>853.540864</text:p>
          </table:table-cell>
          <table:table-cell table:formula="of:=ROUND([.B32])" office:value-type="float" office:value="854" calcext:value-type="float">
            <text:p>854</text:p>
          </table:table-cell>
          <table:table-cell table:formula="of:==[.C32]*(15625/2^16)" office:value-type="float" office:value="203.609466552734" calcext:value-type="float">
            <text:p>203.609</text:p>
          </table:table-cell>
          <table:table-cell table:formula="of:=[.A32]-[.D32]" office:value-type="float" office:value="-0.109466552734375" calcext:value-type="float">
            <text:p>-0.109</text:p>
          </table:table-cell>
          <table:table-cell table:formula="of:=[.E32]/[.A32]" office:value-type="percentage" office:value="-0.000537919178055897" calcext:value-type="percentage">
            <text:p>-0.054%</text:p>
          </table:table-cell>
        </table:table-row>
        <table:table-row table:style-name="ro1">
          <table:table-cell table:style-name="ce1" office:value-type="float" office:value="206.5" calcext:value-type="float">
            <text:p>206.5</text:p>
          </table:table-cell>
          <table:table-cell table:formula="of:=[.A33]/(15625/2^16)" office:value-type="float" office:value="866.123776" calcext:value-type="float">
            <text:p>866.123776</text:p>
          </table:table-cell>
          <table:table-cell table:formula="of:=ROUND([.B33])" office:value-type="float" office:value="866" calcext:value-type="float">
            <text:p>866</text:p>
          </table:table-cell>
          <table:table-cell table:formula="of:==[.C33]*(15625/2^16)" office:value-type="float" office:value="206.470489501953" calcext:value-type="float">
            <text:p>206.470</text:p>
          </table:table-cell>
          <table:table-cell table:formula="of:=[.A33]-[.D33]" office:value-type="float" office:value="0.029510498046875" calcext:value-type="float">
            <text:p>0.030</text:p>
          </table:table-cell>
          <table:table-cell table:formula="of:=[.E33]/[.A33]" office:value-type="percentage" office:value="0.000142907980856538" calcext:value-type="percentage">
            <text:p>0.014%</text:p>
          </table:table-cell>
        </table:table-row>
        <table:table-row table:style-name="ro1">
          <table:table-cell table:style-name="ce1" office:value-type="float" office:value="210.7" calcext:value-type="float">
            <text:p>210.7</text:p>
          </table:table-cell>
          <table:table-cell table:formula="of:=[.A34]/(15625/2^16)" office:value-type="float" office:value="883.7398528" calcext:value-type="float">
            <text:p>883.7398528</text:p>
          </table:table-cell>
          <table:table-cell table:formula="of:=ROUND([.B34])" office:value-type="float" office:value="884" calcext:value-type="float">
            <text:p>884</text:p>
          </table:table-cell>
          <table:table-cell table:formula="of:==[.C34]*(15625/2^16)" office:value-type="float" office:value="210.762023925781" calcext:value-type="float">
            <text:p>210.762</text:p>
          </table:table-cell>
          <table:table-cell table:formula="of:=[.A34]-[.D34]" office:value-type="float" office:value="-0.0620239257812614" calcext:value-type="float">
            <text:p>-0.062</text:p>
          </table:table-cell>
          <table:table-cell table:formula="of:=[.E34]/[.A34]" office:value-type="percentage" office:value="-0.000294370791557956" calcext:value-type="percentage">
            <text:p>-0.029%</text:p>
          </table:table-cell>
        </table:table-row>
        <table:table-row table:style-name="ro1">
          <table:table-cell table:style-name="ce1" office:value-type="float" office:value="218.1" calcext:value-type="float">
            <text:p>218.1</text:p>
          </table:table-cell>
          <table:table-cell table:formula="of:=[.A35]/(15625/2^16)" office:value-type="float" office:value="914.7777024" calcext:value-type="float">
            <text:p>914.7777024</text:p>
          </table:table-cell>
          <table:table-cell table:formula="of:=ROUND([.B35])" office:value-type="float" office:value="915" calcext:value-type="float">
            <text:p>915</text:p>
          </table:table-cell>
          <table:table-cell table:formula="of:==[.C35]*(15625/2^16)" office:value-type="float" office:value="218.15299987793" calcext:value-type="float">
            <text:p>218.153</text:p>
          </table:table-cell>
          <table:table-cell table:formula="of:=[.A35]-[.D35]" office:value-type="float" office:value="-0.0529998779296932" calcext:value-type="float">
            <text:p>-0.053</text:p>
          </table:table-cell>
          <table:table-cell table:formula="of:=[.E35]/[.A35]" office:value-type="percentage" office:value="-0.000243007234890844" calcext:value-type="percentage">
            <text:p>-0.024%</text:p>
          </table:table-cell>
        </table:table-row>
        <table:table-row table:style-name="ro1">
          <table:table-cell table:style-name="ce1" office:value-type="float" office:value="225.7" calcext:value-type="float">
            <text:p>225.7</text:p>
          </table:table-cell>
          <table:table-cell table:formula="of:=[.A36]/(15625/2^16)" office:value-type="float" office:value="946.6544128" calcext:value-type="float">
            <text:p>946.6544128</text:p>
          </table:table-cell>
          <table:table-cell table:formula="of:=ROUND([.B36])" office:value-type="float" office:value="947" calcext:value-type="float">
            <text:p>947</text:p>
          </table:table-cell>
          <table:table-cell table:formula="of:==[.C36]*(15625/2^16)" office:value-type="float" office:value="225.78239440918" calcext:value-type="float">
            <text:p>225.782</text:p>
          </table:table-cell>
          <table:table-cell table:formula="of:=[.A36]-[.D36]" office:value-type="float" office:value="-0.0823944091796989" calcext:value-type="float">
            <text:p>-0.082</text:p>
          </table:table-cell>
          <table:table-cell table:formula="of:=[.E36]/[.A36]" office:value-type="percentage" office:value="-0.000365061626848466" calcext:value-type="percentage">
            <text:p>-0.037%</text:p>
          </table:table-cell>
        </table:table-row>
        <table:table-row table:style-name="ro1">
          <table:table-cell table:style-name="ce1" office:value-type="float" office:value="233.6" calcext:value-type="float">
            <text:p>233.6</text:p>
          </table:table-cell>
          <table:table-cell table:formula="of:=[.A37]/(15625/2^16)" office:value-type="float" office:value="979.7894144" calcext:value-type="float">
            <text:p>979.7894144</text:p>
          </table:table-cell>
          <table:table-cell table:formula="of:=ROUND([.B37])" office:value-type="float" office:value="980" calcext:value-type="float">
            <text:p>980</text:p>
          </table:table-cell>
          <table:table-cell table:formula="of:==[.C37]*(15625/2^16)" office:value-type="float" office:value="233.650207519531" calcext:value-type="float">
            <text:p>233.650</text:p>
          </table:table-cell>
          <table:table-cell table:formula="of:=[.A37]-[.D37]" office:value-type="float" office:value="-0.0502075195312557" calcext:value-type="float">
            <text:p>-0.050</text:p>
          </table:table-cell>
          <table:table-cell table:formula="of:=[.E37]/[.A37]" office:value-type="percentage" office:value="-0.000214929450048184" calcext:value-type="percentage">
            <text:p>-0.021%</text:p>
          </table:table-cell>
        </table:table-row>
        <table:table-row table:style-name="ro1">
          <table:table-cell table:style-name="ce1" office:value-type="float" office:value="241.8" calcext:value-type="float">
            <text:p>241.8</text:p>
          </table:table-cell>
          <table:table-cell table:formula="of:=[.A38]/(15625/2^16)" office:value-type="float" office:value="1014.1827072" calcext:value-type="float">
            <text:p>1014.1827072</text:p>
          </table:table-cell>
          <table:table-cell table:formula="of:=ROUND([.B38])" office:value-type="float" office:value="1014" calcext:value-type="float">
            <text:p>1014</text:p>
          </table:table-cell>
          <table:table-cell table:formula="of:==[.C38]*(15625/2^16)" office:value-type="float" office:value="241.756439208984" calcext:value-type="float">
            <text:p>241.756</text:p>
          </table:table-cell>
          <table:table-cell table:formula="of:=[.A38]-[.D38]" office:value-type="float" office:value="0.0435607910156364" calcext:value-type="float">
            <text:p>0.044</text:p>
          </table:table-cell>
          <table:table-cell table:formula="of:=[.E38]/[.A38]" office:value-type="percentage" office:value="0.00018015215473795" calcext:value-type="percentage">
            <text:p>0.018%</text:p>
          </table:table-cell>
        </table:table-row>
        <table:table-row table:style-name="ro1">
          <table:table-cell table:style-name="ce1" office:value-type="float" office:value="250.3" calcext:value-type="float">
            <text:p>250.3</text:p>
          </table:table-cell>
          <table:table-cell table:formula="of:=[.A39]/(15625/2^16)" office:value-type="float" office:value="1049.8342912" calcext:value-type="float">
            <text:p>1049.8342912</text:p>
          </table:table-cell>
          <table:table-cell table:formula="of:=ROUND([.B39])" office:value-type="float" office:value="1050" calcext:value-type="float">
            <text:p>1050</text:p>
          </table:table-cell>
          <table:table-cell table:formula="of:==[.C39]*(15625/2^16)" office:value-type="float" office:value="250.339508056641" calcext:value-type="float">
            <text:p>250.340</text:p>
          </table:table-cell>
          <table:table-cell table:formula="of:=[.A39]-[.D39]" office:value-type="float" office:value="-0.0395080566406136" calcext:value-type="float">
            <text:p>-0.040</text:p>
          </table:table-cell>
          <table:table-cell table:formula="of:=[.E39]/[.A39]" office:value-type="percentage" office:value="-0.000157842815184233" calcext:value-type="percentage">
            <text:p>-0.016%</text:p>
          </table:table-cell>
        </table:table-row>
        <table:table-row table:style-name="ro1" table:number-rows-repeated="104853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>
        <table:named-range table:name="HTML_1" table:base-cell-address="$Sheet1.$A$1" table:cell-range-address=".$A$1:.$D$39"/>
        <table:named-range table:name="HTML_all" table:base-cell-address="$Sheet1.$A$1" table:cell-range-address=".$A$1:.$D$39"/>
        <table:named-range table:name="HTML_tables" table:base-cell-address="$Sheet1.$A$1" table:cell-range-address=".$A$#REF!:.$A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7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number:percentage-style style:name="N126">
      <number:number number:decimal-places="3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1T19:07:19.774883239</dc:date>
    <dc:creator>Mathias Weyland</dc:creator>
    <meta:editing-duration>PT6H46M47S</meta:editing-duration>
    <meta:editing-cycles>1</meta:editing-cycles>
    <meta:document-statistic meta:table-count="1" meta:cell-count="234" meta:object-count="0"/>
    <meta:generator>LibreOffice/4.4.3.2$Linux_X86_64 LibreOffice_project/40m0$Build-2</meta:generator>
  </office:meta>
</office:document-meta>
</file>